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ccfbd"/>
    </style:style>
    <style:style style:name="T1" style:family="text">
      <style:text-properties officeooo:rsid="000ccfb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rea de ecuaciones diferencia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1-26T19:58:25</meta:creation-date>
    <dc:date>2013-11-26T19:59:12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33" meta:non-whitespace-character-count="30"/>
    <meta:generator>LibreOffice/3.6$Linux_x86 LibreOffice_project/360m1$Build-304</meta:generator>
  </office:meta>
</office:document-meta>
</file>